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7"/>
    <style:style style:name="P2" style:family="paragraph" style:parent-style-name="List_20_Paragraph" style:list-style-name="WWNum11"/>
    <style:style style:name="P3" style:family="paragraph" style:parent-style-name="Standard" style:list-style-name="WWNum13"/>
    <style:style style:name="P4" style:family="paragraph" style:parent-style-name="Standard" style:list-style-name="WWNum14"/>
    <style:style style:name="P5" style:family="paragraph" style:parent-style-name="Standard" style:list-style-name="WWNum16"/>
    <style:style style:name="P6" style:family="paragraph" style:parent-style-name="Standard" style:list-style-name="WWNum17"/>
    <style:style style:name="P7" style:family="paragraph" style:parent-style-name="Standard" style:list-style-name="WWNum4"/>
    <style:style style:name="P8" style:family="paragraph" style:parent-style-name="Standard" style:list-style-name="WWNum12"/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color="#2d3b45" fo:font-size="9pt" fo:font-weight="bold" style:font-size-asian="9pt" style:font-weight-asian="bold" style:font-name-complex="Calibri1" style:font-size-complex="9pt" style:font-weight-complex="bold"/>
    </style:style>
    <style:style style:name="T2" style:family="text">
      <style:text-properties fo:color="#2d3b45" fo:font-size="9pt" fo:font-weight="bold" style:font-name-asian="Times New Roman" style:font-size-asian="9pt" style:font-weight-asian="bold" style:font-name-complex="Calibri1" style:font-size-complex="9pt" style:font-weight-complex="bold"/>
    </style:style>
    <style:style style:name="T3" style:family="text">
      <style:text-properties fo:color="#2d3b45" fo:font-size="9pt" style:font-name-asian="Times New Roman" style:font-size-asian="9pt" style:font-name-complex="Calibri1" style:font-size-complex="9pt"/>
    </style:style>
    <style:style style:name="T4" style:family="text">
      <style:text-properties fo:color="#2d3b45" style:text-position="super 58%" fo:font-size="9pt" style:font-name-asian="Times New Roman" style:font-size-asian="9pt" style:font-name-complex="Calibri1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hapter 1 - Introduction</text:span></text:p>
      <text:list xml:id="list1683524371" text:style-name="WWNum13">
        <text:list-item>
          <text:p text:style-name="P3"><text:span text:style-name="T3">What is Microprogramming?</text:span></text:p>
        </text:list-item>
        <text:list-item>
          <text:p text:style-name="P3"><text:span text:style-name="T3">What is the function of the control unit?</text:span></text:p>
        </text:list-item>
        <text:list-item>
          <text:p text:style-name="P3"><text:span text:style-name="T3">Basic IAS Structure, MAR/MBR</text:span></text:p>
        </text:list-item>
        <text:list-item>
          <text:p text:style-name="P3"><text:span text:style-name="T3">Wafers/Chips</text:span></text:p>
        </text:list-item>
        <text:list-item>
          <text:p text:style-name="P3"><text:span text:style-name="T3">Moore's Law</text:span></text:p>
        </text:list-item>
        <text:list-item>
          <text:p text:style-name="P3"><text:span text:style-name="T3">What is an embedded system?</text:span></text:p>
        </text:list-item>
        <text:list-item>
          <text:p text:style-name="P3"><text:span text:style-name="T3">What is cloud computing?</text:span></text:p>
        </text:list-item>
        <text:list-item>
          <text:p text:style-name="P3"><text:span text:style-name="T3">What is Internet of Things?</text:span></text:p>
        </text:list-item>
      </text:list>
      <text:p text:style-name="Standard"><text:span text:style-name="T1">Chapter 2 - Performance Issues</text:span></text:p>
      <text:list xml:id="list208486917" text:style-name="WWNum14">
        <text:list-item>
          <text:p text:style-name="P4"><text:span text:style-name="T3">Performance Balance</text:span></text:p>
        </text:list-item>
        <text:list-item>
          <text:p text:style-name="P4"><text:span text:style-name="T3">Wider vs Deeper memories</text:span></text:p>
        </text:list-item>
        <text:list-item>
          <text:p text:style-name="P4"><text:span text:style-name="T3">I/O Data Rates</text:span></text:p>
        </text:list-item>
        <text:list-item>
          <text:p text:style-name="P4"><text:span text:style-name="T3">Power and RC Delays</text:span></text:p>
        </text:list-item>
        <text:list-item>
          <text:p text:style-name="P4"><text:span text:style-name="T3">Amdahl's Law</text:span></text:p>
        </text:list-item>
        <text:list-item>
          <text:p text:style-name="P4"><text:span text:style-name="T3">(Ignore Little's Law)</text:span></text:p>
        </text:list-item>
        <text:list-item>
          <text:p text:style-name="P4"><text:span text:style-name="T3">AM, GM, HM</text:span></text:p>
        </text:list-item>
      </text:list>
      <text:list xml:id="list1275660534" text:style-name="WWNum16">
        <text:list-item>
          <text:p text:style-name="P5"><text:span text:style-name="T3">Impact of performance evaluation</text:span></text:p>
        </text:list-item>
      </text:list>
      <text:list xml:id="list220453293632032" text:continue-list="list208486917" text:style-name="WWNum14">
        <text:list-item>
          <text:p text:style-name="P4"><text:span text:style-name="T3">Benchmarks and their roles</text:span></text:p>
        </text:list-item>
      </text:list>
      <text:p text:style-name="Standard"><text:span text:style-name="T1">Chapter 3 - Buses</text:span></text:p>
      <text:list xml:id="list3384227424" text:style-name="WWNum17">
        <text:list-item>
          <text:p text:style-name="P6"><text:span text:style-name="T3">Memory Read/Write cycles</text:span></text:p>
        </text:list-item>
        <text:list-item>
          <text:p text:style-name="P6"><text:span text:style-name="T3">Figure 3.5 (10</text:span><text:span text:style-name="T4">th</text:span><text:span text:style-name="T3"> edition)– Example Program Execution </text:span></text:p>
        </text:list-item>
        <text:list-item>
          <text:p text:style-name="P6"><text:span text:style-name="T3">Classes of Interrupts</text:span></text:p>
          <text:list>
            <text:list-item>
              <text:p text:style-name="P1"><text:span text:style-name="T3">Soft, hard, timer, I/O</text:span></text:p>
            </text:list-item>
          </text:list>
        </text:list-item>
        <text:list-item>
          <text:p text:style-name="P6"><text:span text:style-name="T3">When is a check for an interrupt made?</text:span></text:p>
        </text:list-item>
        <text:list-item>
          <text:p text:style-name="P6"><text:span text:style-name="T3">How are multiple Interrupts handled?</text:span></text:p>
        </text:list-item>
        <text:list-item>
          <text:p text:style-name="P6"><text:span text:style-name="T3">Data Bus, Address Bus, Control Bus</text:span></text:p>
        </text:list-item>
        <text:list-item>
          <text:p text:style-name="P6"><text:span text:style-name="T3">Hierarchical Bus Configuration and elements of bus design</text:span></text:p>
        </text:list-item>
        <text:list-item>
          <text:p text:style-name="P6"><text:span text:style-name="T3">Arbitration - centralized and distributed</text:span></text:p>
        </text:list-item>
        <text:list-item>
          <text:p text:style-name="P6"><text:span text:style-name="T3">Synchronous and Asynchronous Buses</text:span></text:p>
        </text:list-item>
        <text:list-item>
          <text:p text:style-name="P6"><text:span text:style-name="T3">Multi-core QPI configuration (concepts here, not details)</text:span></text:p>
        </text:list-item>
        <text:list-item>
          <text:p text:style-name="P6"><text:span text:style-name="T3">PCI and PCI Express (concepts only, not details)</text:span></text:p>
        </text:list-item>
      </text:list>
      <text:p text:style-name="Standard"><text:span text:style-name="T1">Chapter 4 - Cache </text:span></text:p>
      <text:list xml:id="list2471207855" text:style-name="WWNum4">
        <text:list-item>
          <text:p text:style-name="P7"><text:span text:style-name="T3">Access/Cycle/Transfer time</text:span></text:p>
        </text:list-item>
        <text:list-item>
          <text:p text:style-name="P7"><text:span text:style-name="T3">Sequential/Direct/Random Access</text:span></text:p>
        </text:list-item>
        <text:list-item>
          <text:p text:style-name="P7"><text:span text:style-name="T3">Direct Mapping, Associative Mapping, Set Mapping</text:span></text:p>
        </text:list-item>
      </text:list>
      <text:list xml:id="list1699979124" text:style-name="WWNum12">
        <text:list-item>
          <text:list>
            <text:list-item>
              <text:p text:style-name="P8"><text:span text:style-name="T3">Be able to do problems about these</text:span></text:p>
            </text:list-item>
          </text:list>
        </text:list-item>
      </text:list>
      <text:list xml:id="list220452431714969" text:continue-list="list2471207855" text:style-name="WWNum4">
        <text:list-item>
          <text:p text:style-name="P7"><text:span text:style-name="T3">Set-Associative</text:span></text:p>
        </text:list-item>
        <text:list-item>
          <text:p text:style-name="P7"><text:span text:style-name="T3">Write Thru/Back</text:span></text:p>
        </text:list-item>
        <text:list-item>
          <text:p text:style-name="P7"><text:span text:style-name="T3">Unified and Split Cache Decision</text:span></text:p>
        </text:list-item>
        <text:list-item>
          <text:p text:style-name="P7"><text:span text:style-name="T3">Replacement Algorithms</text:span></text:p>
        </text:list-item>
      </text:list>
      <text:list xml:id="list2834047294" text:style-name="WWNum11">
        <text:list-item>
          <text:list>
            <text:list-item>
              <text:p text:style-name="P2"><text:span text:style-name="T3">LRU</text:span></text:p>
            </text:list-item>
            <text:list-item>
              <text:p text:style-name="P2"><text:span text:style-name="T3">FIFO</text:span></text:p>
            </text:list-item>
            <text:list-item>
              <text:p text:style-name="P2"><text:span text:style-name="T3">LFU</text:span></text:p>
            </text:list-item>
            <text:list-item>
              <text:p text:style-name="P2"><text:span text:style-name="T3">Random</text:span></text:p>
            </text:list-item>
          </text:list>
        </text:list-item>
      </text:list>
      <text:list xml:id="list220452559850218" text:continue-list="list220452431714969" text:style-name="WWNum4">
        <text:list-item>
          <text:p text:style-name="P7"><text:span text:style-name="T3">Victim Cache</text:span></text:p>
        </text:list-item>
        <text:list-item>
          <text:p text:style-name="P7"><text:span text:style-name="T3">Hit Ratios</text:span></text:p>
        </text:list-item>
        <text:list-item>
          <text:p text:style-name="P7"><text:span text:style-name="T3">Cost Analysis for Cache and Memor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1" style:family="paragraph" style:parent-style-name="Standard" style:default-outline-level="">
      <style:text-properties fo:color="#2d3b45" style:font-name="Helvetica" fo:font-family="Helvetica" style:font-family-generic="roman" style:font-pitch="variable" fo:font-size="10.5pt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48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">
        <style:list-level-properties text:list-level-position-and-space-mode="label-alignment">
          <style:list-level-label-alignment text:label-followed-by="listtab" fo:text-indent="-0.05in" fo:margin-left="0.8in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9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6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6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3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4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5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6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1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7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4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5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7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78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0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81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3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4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5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6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7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9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9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3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4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5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6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7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8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9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1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2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4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5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06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07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0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njeev Baskiyar</meta:initial-creator>
    <meta:editing-cycles>9</meta:editing-cycles>
    <meta:creation-date>2017-01-10T23:22:00</meta:creation-date>
    <dc:date>2021-09-14T22:04:52.295122733</dc:date>
    <meta:editing-duration>PT23M9S</meta:editing-duration>
    <meta:generator>LibreOffice/6.4.7.2$Linux_X86_64 LibreOffice_project/40$Build-2</meta:generator>
    <meta:document-statistic meta:table-count="0" meta:image-count="0" meta:object-count="0" meta:page-count="1" meta:paragraph-count="48" meta:word-count="231" meta:character-count="1292" meta:non-whitespace-character-count="1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